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Cumberland AMT" svg:font-family="'Cumberland AMT'" style:font-family-generic="modern" style:font-pitch="fixed"/>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Verdana" svg:font-family="Verdana"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text-properties style:font-name="Verdana"/>
    </style:style>
    <style:style style:name="P2" style:family="paragraph" style:parent-style-name="Standard">
      <style:paragraph-properties fo:text-align="center" style:justify-single-word="false"/>
      <style:text-properties style:font-name="Verdana" fo:font-size="14pt" style:font-size-asian="14pt" style:font-size-complex="14pt"/>
    </style:style>
    <style:style style:name="P3" style:family="paragraph" style:parent-style-name="Standard">
      <style:paragraph-properties fo:text-align="center" style:justify-single-word="false"/>
      <style:text-properties style:font-name="Verdana"/>
    </style:style>
    <style:style style:name="P4" style:family="paragraph" style:parent-style-name="Standard">
      <style:text-properties style:font-name="Verdana" fo:font-weight="bold" style:font-weight-asian="bold"/>
    </style:style>
    <style:style style:name="P5" style:family="paragraph" style:parent-style-name="Standard">
      <style:paragraph-properties fo:margin-left="0.5in" fo:margin-right="0in" fo:text-indent="0in" style:auto-text-indent="false"/>
    </style:style>
    <style:style style:name="P6" style:family="paragraph" style:parent-style-name="Standard">
      <style:paragraph-properties fo:margin-left="0.5in" fo:margin-right="0in" fo:text-indent="0in" style:auto-text-indent="false"/>
      <style:text-properties style:font-name="Verdana"/>
    </style:style>
    <style:style style:name="P7" style:family="paragraph" style:parent-style-name="Standard">
      <style:paragraph-properties fo:margin-left="0.5in" fo:margin-right="0in" fo:text-indent="0in" style:auto-text-indent="false"/>
      <style:text-properties style:font-name="Verdana" style:text-underline-style="solid" style:text-underline-width="auto" style:text-underline-color="font-color"/>
    </style:style>
    <style:style style:name="P8" style:family="paragraph" style:parent-style-name="Standard">
      <style:paragraph-properties fo:margin-left="0.5in" fo:margin-right="0in" fo:text-indent="0in" style:auto-text-indent="false"/>
      <style:text-properties style:font-name="Verdana" fo:font-style="italic" style:font-style-asian="italic"/>
    </style:style>
    <style:style style:name="P9" style:family="paragraph" style:parent-style-name="Standard">
      <style:paragraph-properties fo:margin-left="0.5in" fo:margin-right="0in" fo:text-indent="0in" style:auto-text-indent="false"/>
      <style:text-properties style:font-name="Verdana" fo:font-weight="bold" style:font-weight-asian="bold"/>
    </style:style>
    <style:style style:name="P10" style:family="paragraph" style:parent-style-name="Standard">
      <style:paragraph-properties fo:margin-left="0.5in" fo:margin-right="0in" fo:text-indent="0in" style:auto-text-indent="false"/>
      <style:text-properties fo:color="#0000ff" style:font-name="Verdana" style:text-underline-style="solid" style:text-underline-width="auto" style:text-underline-color="font-color"/>
    </style:style>
    <style:style style:name="P11" style:family="paragraph" style:parent-style-name="Standard">
      <style:paragraph-properties fo:margin-left="1in" fo:margin-right="0in" fo:text-indent="0in" style:auto-text-indent="false"/>
      <style:text-properties style:font-name="Verdana"/>
    </style:style>
    <style:style style:name="P12" style:family="paragraph" style:parent-style-name="Standard">
      <style:paragraph-properties fo:margin-left="1in" fo:margin-right="0in" fo:text-indent="0in" style:auto-text-indent="false"/>
      <style:text-properties style:font-name="Verdana" style:text-underline-style="solid" style:text-underline-width="auto" style:text-underline-color="font-color"/>
    </style:style>
    <style:style style:name="P13" style:family="paragraph" style:parent-style-name="Standard" style:master-page-name="Standard">
      <style:paragraph-properties fo:text-align="center" style:justify-single-word="false" style:page-number="auto"/>
      <style:text-properties style:font-name="Verdana" fo:font-size="18pt" style:font-size-asian="18pt" style:font-size-complex="18pt"/>
    </style:style>
    <style:style style:name="P14" style:family="paragraph" style:parent-style-name="Standard">
      <style:text-properties style:font-name="Verdana"/>
    </style:style>
    <style:style style:name="P15" style:family="paragraph" style:parent-style-name="Standard">
      <style:paragraph-properties fo:text-align="center" style:justify-single-word="false"/>
      <style:text-properties style:font-name="Verdana"/>
    </style:style>
    <style:style style:name="P16" style:family="paragraph" style:parent-style-name="Standard">
      <style:paragraph-properties fo:margin-left="0.5in" fo:margin-right="0in" fo:text-indent="0in" style:auto-text-indent="false"/>
    </style:style>
    <style:style style:name="P17" style:family="paragraph" style:parent-style-name="Standard">
      <style:paragraph-properties fo:margin-left="0.5in" fo:margin-right="0in" fo:text-indent="0in" style:auto-text-indent="false"/>
      <style:text-properties style:font-name="Verdana"/>
    </style:style>
    <style:style style:name="P18" style:family="paragraph" style:parent-style-name="Preformatted_20_Text">
      <style:paragraph-properties fo:margin-left="0.5in" fo:margin-right="0in" fo:text-indent="0in" style:auto-text-indent="false"/>
    </style:style>
    <style:style style:name="T1" style:family="text">
      <style:text-properties style:font-name="Verdana"/>
    </style:style>
    <style:style style:name="T2" style:family="text">
      <style:text-properties style:font-name="Verdana" style:text-underline-style="solid" style:text-underline-width="auto" style:text-underline-color="font-color"/>
    </style:style>
    <style:style style:name="T3" style:family="text">
      <style:text-properties fo:color="#0000ff" style:font-name="Verdana" style:text-underline-style="solid" style:text-underline-width="auto" style:text-underline-color="font-color"/>
    </style:style>
    <style:style style:name="T4" style:family="text">
      <style:text-properties fo:color="#ff0000" style:font-name="Verdana"/>
    </style:style>
    <style:style style:name="T5" style:family="text">
      <style:text-properties fo:color="#ff0000" style:font-name="Verdana" fo:font-weight="bold" style:font-weight-asian="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XSupplicant 2.0 Windows Compile Guide</text:p>
      <text:p text:style-name="P2">Windows Visual Studio 2005 Express with QT</text:p>
      <text:p text:style-name="P3">Written by Bret Jordan</text:p>
      <text:p text:style-name="P3">2008-Feb-13 Version 1.3</text:p>
      <text:p text:style-name="P1"/>
      <text:p text:style-name="P1"/>
      <text:p text:style-name="P1">This document was written to help users who are trying to compile XSupplicant and XSupplicant UI for windows using Visual Studio 2005 Express. The author offers no guarantees implied or otherwise about the contents of this document or the processes it contains.</text:p>
      <text:p text:style-name="P1"/>
      <text:p text:style-name="P1">You will need about 7 GB of free space and about 2-3 hours of time depending on the speed of your computer. <text:s/></text:p>
      <text:p text:style-name="P1"/>
      <text:p text:style-name="P1">Please send updates, correction, and suggestions for improving this document to jordan at open1x littledot org.</text:p>
      <text:p text:style-name="P1"/>
      <text:p text:style-name="P1"/>
      <text:p text:style-name="P4">Credits:</text:p>
      <text:p text:style-name="P1">The document was written and adapted from various works, namely:</text:p>
      <text:p text:style-name="P1">1) http://www.qtnode.net/wiki?title=Qt4_with_Visual_Studio</text:p>
      <text:p text:style-name="P1">2) Mike McCauley's write up on getting visual studio express working with XSupplicant</text:p>
      <text:p text:style-name="P1">3) Terry Simons' write up on getting QT to work with XSupplicant</text:p>
      <text:p text:style-name="P1"/>
      <text:p text:style-name="P1"/>
      <text:p text:style-name="P1"/>
      <text:p text:style-name="P1">1) Install a SVN download tool like TortoiseSVN</text:p>
      <text:p text:style-name="P7">a) Download</text:p>
      <text:p text:style-name="P5"><text:span text:style-name="T1">Download TortoiseSVN from </text:span><text:span text:style-name="T3">http://tortoisesvn.net/downloads</text:span></text:p>
      <text:p text:style-name="P6">This will download a file called "TortoiseSVN-1.4.7.11792-win32-svn-1.4.6.msi" to your computer.</text:p>
      <text:p text:style-name="P6"/>
      <text:p text:style-name="P7">b) Installation</text:p>
      <text:p text:style-name="P6">Run the "TortoiseSVN-1.4.7.11792-win32-svn-1.4.6.msi" program.</text:p>
      <text:p text:style-name="P6"/>
      <text:p text:style-name="Standard"><text:span text:style-name="T1"><text:tab/></text:span><text:span text:style-name="T2">c) Post Installation Setup</text:span></text:p>
      <text:p text:style-name="P6">mkdir c:\SVN\XSupplicant_Project\trunk</text:p>
      <text:p text:style-name="P6">Perform SVN Checkout to c:\SVN\XSupplicant_Project\trunk by right clicking on the trunk directory and selecting SVN Checkout.</text:p>
      <text:p text:style-name="P6"/>
      <text:p text:style-name="P6">URL of Repository: <text:tab/>https://open1x.svn.sourceforge.net/svnroot/open1x/trunk</text:p>
      <text:p text:style-name="P1"/>
      <text:p text:style-name="P1"/>
      <text:p text:style-name="P1"/>
      <text:p text:style-name="P1"/>
      <text:p text:style-name="P1"/>
      <text:p text:style-name="P1"><text:soft-page-break/></text:p>
      <text:p text:style-name="P1">2) Install Visual Studio 2005 Express</text:p>
      <text:p text:style-name="P7">a) Download</text:p>
      <text:p text:style-name="P5"><text:span text:style-name="T1">Download Visual C++ 2005 Express Edition from </text:span><text:span text:style-name="T3">http://msdn.microsoft.com/vstudio/express/visualc/</text:span><text:span text:style-name="T1">. <text:s/></text:span></text:p>
      <text:p text:style-name="P6">This will download a file called "vcsetup.exe" to your computer. <text:s/></text:p>
      <text:p text:style-name="P6"/>
      <text:p text:style-name="P7">b) Installation</text:p>
      <text:p text:style-name="P5"><text:span text:style-name="T5">NOTE:</text:span><text:span text:style-name="T4"> You need network connectivity for this as the installation process downloads what it needs.</text:span></text:p>
      <text:p text:style-name="P6">Run the "vcsetup.exe" program. <text:s/>This will download and install the Visual Studio windows compiler.</text:p>
      <text:p text:style-name="P6">During install select "Graphical IDE" (it should already be selected).</text:p>
      <text:p text:style-name="P6"/>
      <text:p text:style-name="P7">c) Post Installation Setup</text:p>
      <text:p text:style-name="P5"><text:span text:style-name="T5">NOTE:</text:span><text:span text:style-name="T4"> After install you will need to register, you do this from the installer window or from the help window</text:span></text:p>
      <text:p text:style-name="P5"><text:span text:style-name="T5">NOTE:</text:span><text:span text:style-name="T4"> You will need a Windows Live ID / Microsoft Passport to complete this process</text:span></text:p>
      <text:p text:style-name="P5"><text:span text:style-name="T5">NOTE:</text:span><text:span text:style-name="T4"> Once you have the license key you will enter this in the help menu register product section. </text:span></text:p>
      <text:p text:style-name="P1"/>
      <text:p text:style-name="P1"/>
      <text:p text:style-name="P1"/>
      <text:p text:style-name="P1">3) Install Service Pack 1 for Visual C++ 2005 Express</text:p>
      <text:p text:style-name="P5"><text:span text:style-name="T5">NOTE:</text:span><text:span text:style-name="T4"> If you are using the Microsoft system update tool, not just the OS update tool, it will do this for you.</text:span></text:p>
      <text:p text:style-name="P6"/>
      <text:p text:style-name="P7">a) Download</text:p>
      <text:p text:style-name="P6">Download Visual C++ 2005 Express SP1 from</text:p>
      <text:p text:style-name="P10">http://download.microsoft.com/download/7/7/3/7737290f-98e8-45bf-9075-85cc6ae34bf1/vs80sp1-kb926748-x86-intl.exe</text:p>
      <text:p text:style-name="P6">This will download a file called "vs80sp1-kb926748-x86-intl.exe" to your computer.</text:p>
      <text:p text:style-name="P6"/>
      <text:p text:style-name="P7">b) Installation</text:p>
      <text:p text:style-name="P6">Run the "vs80sp1-kb926748-x86-intl.exe" program to upgrade Visual Studio C++ 2005 express edition.</text:p>
      <text:p text:style-name="P6"/>
      <text:p text:style-name="P7">c) Post Installation Setup</text:p>
      <text:p text:style-name="P5"><text:span text:style-name="T5">NOTE:</text:span><text:span text:style-name="T4"> Make sure you open the Visual Studio Express at least once before proceeding beyond this point.</text:span></text:p>
      <text:p text:style-name="P1"/>
      <text:p text:style-name="P1"/>
      <text:p text:style-name="P1"/>
      <text:p text:style-name="P1">4) Install hotfix to address issues with Visual C++ Service Pack 1 and QT 4.x</text:p>
      <text:p text:style-name="P5"><text:soft-page-break/><text:span text:style-name="T5">NOTE:</text:span><text:span text:style-name="T4"> This patch is a bit of pain to find</text:span></text:p>
      <text:p text:style-name="P5"><text:span text:style-name="T5">NOTE:</text:span><text:span text:style-name="T4"> Here are the two Microsoft KB articles that describe the patch</text:span></text:p>
      <text:p text:style-name="P10">http://support.microsoft.com/kb/930198</text:p>
      <text:p text:style-name="P10">http://support.microsoft.com/kb/930859</text:p>
      <text:p text:style-name="P6"/>
      <text:p text:style-name="P5"><text:span text:style-name="T5">NOTE:</text:span><text:span text:style-name="T4"> More information and links to the download</text:span></text:p>
      <text:p text:style-name="P10">http://connect.microsoft.com/VisualStudio/content/content.aspx?ContentID=3705</text:p>
      <text:p text:style-name="P10">http://connect.microsoft.com/VisualStudio/Downloads/DownloadDetails.aspx?DownloadID=6002</text:p>
      <text:p text:style-name="P6"/>
      <text:p text:style-name="P7">a) Download</text:p>
      <text:p text:style-name="P5"><text:span text:style-name="T5">NOTE:</text:span><text:span text:style-name="T4"> The download is on this page:</text:span></text:p>
      <text:p text:style-name="P10">http://go.microsoft.com/fwlink/?linkid=87465</text:p>
      <text:p text:style-name="P6"><text:tab/></text:p>
      <text:p text:style-name="P5"><text:span text:style-name="T5">NOTE:</text:span><text:span text:style-name="T4"> The download is about half way down the page, for the Visual C++ Compiler, with the description:</text:span></text:p>
      <text:p text:style-name="P6"/>
      <text:p text:style-name="P8">FIX: Certain template code does not compile, and error C2244 occurs after you install Visual Studio 2005 Service Pack 1</text:p>
      <text:p text:style-name="P6"/>
      <text:p text:style-name="P6">This will download a file called "298251_ENU_i386_zip.exe" to your computer.</text:p>
      <text:p text:style-name="P6"/>
      <text:p text:style-name="P7">b) Installation</text:p>
      <text:p text:style-name="P5"><text:span text:style-name="T5">NOTE:</text:span><text:span text:style-name="T4"> When you extract it it has the patch for 930859, however the hotfix text says it is for 930198, regardless this is the one you want.</text:span></text:p>
      <text:p text:style-name="P6">Run patch file "VS80sp1-KB930859-X86-ENU.exe"</text:p>
      <text:p text:style-name="P1"/>
      <text:p text:style-name="P1"/>
      <text:p text:style-name="P1"/>
      <text:p text:style-name="P1">5) Open Visual Studio Express and close it</text:p>
      <text:p text:style-name="P1"/>
      <text:p text:style-name="P1"/>
      <text:p text:style-name="P1"/>
      <text:p text:style-name="P1">6) Install SDK for Microsoft Vista</text:p>
      <text:p text:style-name="P7">a) Download</text:p>
      <text:p text:style-name="P5"><text:span text:style-name="T5">NOTE:</text:span><text:span text:style-name="T4"> During the process you will probably have to validate your system.</text:span></text:p>
      <text:p text:style-name="P6">Download SDK for Microsoft Vista <text:s/>from </text:p>
      <text:p text:style-name="P10">http://www.microsoft.com/downloads/details.aspx?familyid=C2B1E300-F358-4523-B479-F53D234CDCCF&amp;displaylang=en</text:p>
      <text:p text:style-name="P6">This will download a file called "setup.exe" to your computer.</text:p>
      <text:p text:style-name="P6"/>
      <text:p text:style-name="P7">b) Installation</text:p>
      <text:p text:style-name="P5"><text:span text:style-name="T5">NOTE:</text:span><text:span text:style-name="T4"> You will need network connectivity for this as the installation downloads what it needs.</text:span></text:p>
      <text:p text:style-name="P5"><text:span text:style-name="T5">NOTE</text:span><text:span text:style-name="T4">: This SDK is needed as the Windows 2003 SDK does not have windot11.h.</text:span></text:p>
      <text:p text:style-name="P5"><text:soft-page-break/><text:span text:style-name="T5">NOTE: </text:span><text:span text:style-name="T4">This step might take an hour or so to finish depending on download speeds and your CPU.</text:span></text:p>
      <text:p text:style-name="P6">Run the "setup.exe" program. <text:s/>This will download and install the SDK for Microsoft Vista.</text:p>
      <text:p text:style-name="P6"/>
      <text:p text:style-name="P7">c) Post Installation Setup</text:p>
      <text:p text:style-name="P6">Run integration tool from:</text:p>
      <text:p text:style-name="P9">START -&gt; Programs -&gt; Microsoft Windows SDK</text:p>
      <text:p text:style-name="P9">-&gt; Visual Studio Registration -&gt; Integrate Windows SDK with Visual Studio 2005</text:p>
      <text:p text:style-name="P1"/>
      <text:p text:style-name="P1"/>
      <text:p text:style-name="P1"/>
      <text:p text:style-name="P1">7) Install Microsoft Platform SDK for Microsoft Visual C++ 2005 Express</text:p>
      <text:p text:style-name="P5"><text:span text:style-name="T5">NOTE:</text:span><text:span text:style-name="T4"> You need this one in addition to the Vista one in step 6</text:span></text:p>
      <text:p text:style-name="P5"><text:span text:style-name="T5">NOTE:</text:span><text:span text:style-name="T4"> It says that it is for Windows Server 2003 but this is what you need for XP too</text:span></text:p>
      <text:p text:style-name="P5"><text:span text:style-name="T5">NOTE:</text:span><text:span text:style-name="T4"> During the process you will probably have to validate your system. </text:span></text:p>
      <text:p text:style-name="P6"/>
      <text:p text:style-name="P7">a) Download</text:p>
      <text:p text:style-name="P6">Download the Microsoft <text:s/>Windows Server 2003 R2 Platform SDK Web Install from</text:p>
      <text:p text:style-name="P5"><text:span text:style-name="T3">http://msdn2.microsoft.com/en-us/express/aa700755.aspx</text:span><text:span text:style-name="T1"> and click on “Click on the Platform SDK” link in section 2 or you can download directly from</text:span></text:p>
      <text:p text:style-name="P10">http://www.microsoft.com/downloads/details.aspx?familyid=0baf2b35-c656-4969-ace8-e4c0c0716adb&amp;displaylang=en</text:p>
      <text:p text:style-name="P6">This will download a file called "PSDK-x86.exe" to your computer.</text:p>
      <text:p text:style-name="P6"/>
      <text:p text:style-name="P6">-OR-</text:p>
      <text:p text:style-name="P6"/>
      <text:p text:style-name="P6">You can also download the full CD image from</text:p>
      <text:p text:style-name="P10">http://www.microsoft.com/downloads/details.aspx?FamilyId=E15438AC-60BE-41BD-AA14-7F1E0F19CA0D&amp;displaylang=en</text:p>
      <text:p text:style-name="P6">This will download a file called "5.2.3790.2075.51.PlatformSDK_Svr2003R2_rtm.img" to your computer. <text:s/></text:p>
      <text:p text:style-name="P5"><text:span text:style-name="T5">NOTE:</text:span><text:span text:style-name="T4"> To mount this in VMware or to burn it to a disk, you may need to rename it to a .iso instaed of a .img.</text:span></text:p>
      <text:p text:style-name="P6"/>
      <text:p text:style-name="P7">b) Installation</text:p>
      <text:p text:style-name="P5"><text:span text:style-name="T5">NOTE:</text:span><text:span text:style-name="T4"> You will need an internet connection to do this if you are using the web install. <text:s/></text:span></text:p>
      <text:p text:style-name="P5"><text:span text:style-name="T5">NOTE:</text:span><text:span text:style-name="T4"> If <text:s/>you are using the image, you do not need a network connection.</text:span></text:p>
      <text:p text:style-name="P6"/>
      <text:p text:style-name="P6">If you are using the web install run the "PSDK-x86.exe". </text:p>
      <text:p text:style-name="P6">If you are using the CD install, run the "cd://setup.exe" or autorun should do this for you.</text:p>
      <text:p text:style-name="P6"><text:soft-page-break/></text:p>
      <text:p text:style-name="P7">c) Post Installation Setup</text:p>
      <text:p text:style-name="P6">Modify the following file (STEP 3 from web site above)</text:p>
      <text:p text:style-name="P6">C:\Program Files\Microsoft Visual Studio 8\VC\vcpackages</text:p>
      <text:p text:style-name="P6">\VCProjectEngine.Dll.Express.Config</text:p>
      <text:p text:style-name="P6"/>
      <text:p text:style-name="P12">Add to Include Line:</text:p>
      <text:p text:style-name="P11">C:\Program Files\Microsoft Platform SDK for Windows Server 2003 R2\Include;</text:p>
      <text:p text:style-name="P11">C:\Program Files\Microsoft Platform SDK for Windows Server 2003 R2\Include\mfc;</text:p>
      <text:p text:style-name="P11"/>
      <text:p text:style-name="P12">Add to Library Line:</text:p>
      <text:p text:style-name="P11">C:\Program Files\Microsoft Platform SDK for Windows Server 2003 R2\Lib;</text:p>
      <text:p text:style-name="P11"/>
      <text:p text:style-name="P12">Add to Path Line:</text:p>
      <text:p text:style-name="P11">C:\Program Files\Microsoft Platform SDK for Windows Server 2003 R2\Bin;</text:p>
      <text:p text:style-name="P6"/>
      <text:p text:style-name="P6">Make sure the following file is deleted:</text:p>
      <text:p text:style-name="P6">%USERPROFILE%\Local Settings\Application Data\Microsoft</text:p>
      <text:p text:style-name="P6">\VCExpress\8.0\vccomponents.dat</text:p>
      <text:p text:style-name="P6"/>
      <text:p text:style-name="P6">Modify the following file (STEP 4 from web site above)</text:p>
      <text:p text:style-name="P6">c:\Program Files\Microsoft Visual Studio 8\VC\VCProductDefaults</text:p>
      <text:p text:style-name="P6">\corewin_express.vsprops</text:p>
      <text:p text:style-name="P6"/>
      <text:p text:style-name="P12">Change the string that reads:</text:p>
      <text:p text:style-name="P11">AdditionalDependencies="kernel32.lib"</text:p>
      <text:p text:style-name="P11">to</text:p>
      <text:p text:style-name="P11">AdditionalDependencies="kernel32.lib user32.lib gdi32.lib winspool.lib comdlg32.lib advapi32.lib shell32.lib ole32.lib oleaut32.lib uuid.lib"</text:p>
      <text:p text:style-name="P6"/>
      <text:p text:style-name="P6">Modify the following file (STEP 5 from web site above)</text:p>
      <text:p text:style-name="P6">C:\Program Files\Microsoft Visual Studio 8\VC\VCWizards\AppWiz</text:p>
      <text:p text:style-name="P6">\Generic\Application\html\1033\AppSettings.htm</text:p>
      <text:p text:style-name="P6"/>
      <text:p text:style-name="P12">Edit the following lines:</text:p>
      <text:p text:style-name="P11">In a text editor comment out lines 441 - 444 by putting a // in front of them as shown here:</text:p>
      <text:p text:style-name="P11">// WIN_APP.disabled = true;</text:p>
      <text:p text:style-name="P11">// WIN_APP_LABEL.disabled = true;</text:p>
      <text:p text:style-name="P11">// DLL_APP.disabled = true;</text:p>
      <text:p text:style-name="P11">// DLL_APP_LABEL.disabled = true; </text:p>
      <text:p text:style-name="P1"/>
      <text:p text:style-name="P1"><text:soft-page-break/></text:p>
      <text:p text:style-name="P1"/>
      <text:p text:style-name="P1">8) Install Microsoft Windows Driver Development Kit DDK</text:p>
      <text:p text:style-name="P5"><text:span text:style-name="T5">NOTE:</text:span><text:span text:style-name="T4"> Information site about DDK</text:span><text:span text:style-name="T1"> </text:span><text:span text:style-name="T3">http://www.microsoft.com/whdc/devtools/ddk/default.mspx</text:span></text:p>
      <text:p text:style-name="P5"><text:span text:style-name="T5">NOTE:</text:span><text:span text:style-name="T4"> We only need one file from this DDK</text:span></text:p>
      <text:p text:style-name="P6"/>
      <text:p text:style-name="P7">a) Download</text:p>
      <text:p text:style-name="P6">Download the Windows Server 2003 SP1 DDK from </text:p>
      <text:p text:style-name="P10">http://download.microsoft.com/download/9/0/f/90f019ac-8243-48d3-91cf-81fc4093ecfd/1830_usa_ddk.iso</text:p>
      <text:p text:style-name="P6"/>
      <text:p text:style-name="P7">b) Installation</text:p>
      <text:p text:style-name="P5"><text:span text:style-name="T5">NOTE:</text:span><text:span text:style-name="T4"> During the install make sure to add the "Network Samples" to the list of things that you install</text:span></text:p>
      <text:p text:style-name="P6">Run "cd://setup.exe" from the CD ISO</text:p>
      <text:p text:style-name="P6"/>
      <text:p text:style-name="P7">c) Post Installation Setup</text:p>
      <text:p text:style-name="P5"><text:span text:style-name="T5">NOTE:</text:span><text:span text:style-name="T4"> This file comes from the DDK Network Samples and is the only reason the DDK is required</text:span></text:p>
      <text:p text:style-name="P6">Copy file from DDK to XSupplicant src tree</text:p>
      <text:p text:style-name="P6"/>
      <text:p text:style-name="P6">From: C:\WINDDK\3790.1830\src\network\ndis\ndisprot\sys\nuiouser.h</text:p>
      <text:p text:style-name="P6"/>
      <text:p text:style-name="P6">To: </text:p>
      <text:p text:style-name="P6">C:\SVN\XSupplicant_Project\trunk\xsupplicant\vs2005\ndis_proto_driver</text:p>
      <text:p text:style-name="P6"/>
      <text:p text:style-name="P7">d) Debuggers - Optional</text:p>
      <text:p text:style-name="P6">Install debuggers from Windows DDK CD</text:p>
      <text:p text:style-name="P6">Run "cd://debuggers/setup_x86.exe"</text:p>
      <text:p text:style-name="P1"/>
      <text:p text:style-name="P1"/>
      <text:p text:style-name="P1"/>
      <text:p text:style-name="P1">9) Install QT from Trolltech</text:p>
      <text:p text:style-name="P7">a) Download</text:p>
      <text:p text:style-name="P6">Download QT 4.2.3 source files from</text:p>
      <text:p text:style-name="P10">ftp://ftp.trolltech.com/qt/source/qt-win-opensource-src-4.2.3.zip</text:p>
      <text:p text:style-name="P6"/>
      <text:p text:style-name="P6">Download Advanced Compiler Support package for our version of QT (ACS patch for QT 4.2.3) from</text:p>
      <text:p text:style-name="P10">http://sourceforge.net/projects/qtwin/</text:p>
      <text:p text:style-name="P6">acs-4.2.3-patch1.zip2</text:p>
      <text:p text:style-name="P5"><text:span text:style-name="T5">NOTE:</text:span><text:span text:style-name="T4"> This basically makes the opensource version of QT work with Visual studio as normally you need to the commercial version to work with visual studio</text:span></text:p>
      <text:p text:style-name="P6"/>
      <text:p text:style-name="P7">b) Installation</text:p>
      <text:p text:style-name="P6"><text:soft-page-break/>Uncompress QT sources to c:\qt</text:p>
      <text:p text:style-name="P6">Uncompress the ACS package into our QT source directory: c:\qt\qt-win-opensoruce-src-4.2.3\</text:p>
      <text:p text:style-name="P6"><text:tab/></text:p>
      <text:p text:style-name="P6">Open SDK build environment window (an SDK command shell)</text:p>
      <text:p text:style-name="P9">START -&gt; Programs -&gt; Microsoft Windows SDK -&gt; CMD Shell</text:p>
      <text:p text:style-name="P6"/>
      <text:p text:style-name="P6">Run the ACS patch installer from inside the SDK build environment window</text:p>
      <text:p text:style-name="P5"><text:span text:style-name="T5">NOTE:</text:span><text:span text:style-name="T4"> You will get a lot of messages about files getting patched</text:span></text:p>
      <text:p text:style-name="P6">cd c:\qt\qt-win-opensource-src-4.2.3\</text:p>
      <text:p text:style-name="P6">installpatch42.bat</text:p>
      <text:p text:style-name="P6"/>
      <text:p text:style-name="P6">Configure QT for building (from inside the SDK build environment window)</text:p>
      <text:p text:style-name="P5"><text:span text:style-name="T5">NOTE:</text:span><text:span text:style-name="T4"> This step will take about 10 minutes</text:span></text:p>
      <text:p text:style-name="P5"><text:span text:style-name="T5">NOTE:</text:span><text:span text:style-name="T4"> You will get prompted a few times to accept things</text:span></text:p>
      <text:p text:style-name="P6">qconfigure.bat msvc2005</text:p>
      <text:p text:style-name="P6"/>
      <text:p text:style-name="P6">Compile QT (from inside the SDK build environment window)</text:p>
      <text:p text:style-name="P5"><text:span text:style-name="T5">NOTE:</text:span><text:span text:style-name="T4"> This step will take about 1.5 hours</text:span></text:p>
      <text:p text:style-name="P6">nmake</text:p>
      <text:p text:style-name="P6"/>
      <text:p text:style-name="P6">c) Post Installation Setup:</text:p>
      <text:p text:style-name="P5"><text:span text:style-name="T5">NOTE:</text:span><text:span text:style-name="T4"> You have to do this before you can compile anything based on QT</text:span></text:p>
      <text:p text:style-name="P9">My Computer -&gt; Properties -&gt; Advanced -&gt; Environment Variables</text:p>
      <text:p text:style-name="P6">Add QT environmental variables to the System Variables</text:p>
      <text:p text:style-name="P6">QMAKESPEC=win32-msvc2005</text:p>
      <text:p text:style-name="P6">QTDIR=c:\qt\qt-win-opensource-src-4.2.3</text:p>
      <text:p text:style-name="P1"/>
      <text:p text:style-name="P1"/>
      <text:p text:style-name="P1"/>
      <text:p text:style-name="P1">10) Add the following packages to the C:\SVN\XSupplicant_Project\ directory</text:p>
      <text:p text:style-name="Standard"><text:span text:style-name="T1"><text:tab/></text:span><text:span text:style-name="T2">a) Download</text:span></text:p>
      <text:p text:style-name="P6">zlib 1.2.3 (http://www.zlib.net/)</text:p>
      <text:p text:style-name="P5"><text:span text:style-name="T1">Source: </text:span><text:span text:style-name="T3">http://www.zlib.net/zlib123.zip</text:span></text:p>
      <text:p text:style-name="P5"><text:span text:style-name="T1">Win32 Binary: </text:span><text:span text:style-name="T3">http://www.zlib.net/zlib123-dll.zip</text:span></text:p>
      <text:p text:style-name="P6"/>
      <text:p text:style-name="P6">iconv 1.9.2 (http://www.gnu.org/software/libiconv/)</text:p>
      <text:p text:style-name="P5"><text:span text:style-name="T1">Source: </text:span><text:span text:style-name="T3">http://mirrors.kernel.org/gnu/libiconv/libiconv-1.11.tar.gz</text:span></text:p>
      <text:p text:style-name="P5"><text:span text:style-name="T1">Win32 Binary: </text:span><text:span text:style-name="T3">http://www.zlatkovic.com/pub/libxml/iconv-1.9.2.win32.zip</text:span></text:p>
      <text:p text:style-name="P6"/>
      <text:p text:style-name="P6">openssl 0.9.8d (http://www.openssl.org/source/)</text:p>
      <text:p text:style-name="P5"><text:span text:style-name="T1">Source: </text:span><text:span text:style-name="T3">http://www.openssl.org/source/openssl-0.9.8e.tar.gz</text:span></text:p>
      <text:p text:style-name="P5"><text:span text:style-name="T1">Win32 Binary: </text:span><text:span text:style-name="T3">http://www.zlatkovic.com/pub/libxml/openssl-0.9.8a.win32.zip</text:span></text:p>
      <text:p text:style-name="P6"/>
      <text:p text:style-name="P6">libxml 2.6.27 (http://xmlsoft.org/)</text:p>
      <text:p text:style-name="P5"><text:soft-page-break/><text:span text:style-name="T1">Win32 Binary: </text:span><text:span text:style-name="T3">http://www.zlatkovic.com/pub/libxml/libxml2-2.6.28.win32.zip </text:span><text:span text:style-name="T1">(Site for the maintainer of the port)</text:span></text:p>
      <text:p text:style-name="P1"/>
      <text:p text:style-name="P5"><text:span text:style-name="T1">libtnc 1.16 (</text:span><text:a xlink:type="simple" xlink:href="http://www.sf.net/projects/libtnc"><text:span text:style-name="Internet_20_link"><text:span text:style-name="T1">http://www.sf.net/projects/libtnc</text:span></text:span></text:a><text:span text:style-name="T1">)</text:span></text:p>
      <text:p text:style-name="P5"><text:span text:style-name="T1">Source: </text:span><text:span text:style-name="T3">http://sourceforge.net/project/showfiles.php?group_id=168708</text:span></text:p>
      <text:p text:style-name="P1"/>
      <text:p text:style-name="Standard"><text:span text:style-name="T1"><text:tab/></text:span><text:span text:style-name="T2">b) Installation</text:span></text:p>
      <text:p text:style-name="P6">Extract the zlib binary package to c:\SVN\XSupplicant_Project\</text:p>
      <text:p text:style-name="P6">Extract the iconv binary package to c:\SVN\XSupplicant_Project\</text:p>
      <text:p text:style-name="P6">Extract the openssl binary package to c:\SVN\XSupplicant_Project\</text:p>
      <text:p text:style-name="P6">Extract the libxml binary package to c:\SVN\XSupplicant_Project\</text:p>
      <text:p text:style-name="P6">Extract the libtnc source package to c:\SVN\XSupplicant_Project\</text:p>
      <text:p text:style-name="P6"/>
      <text:p text:style-name="P7">c) Post Installation Setup</text:p>
      <text:p text:style-name="P5"><text:span text:style-name="T5">NOTE: You will need to setup the following environmental variables (for example) so that the build process can find the correct libraries. <text:s/>In Windows you do this from the properties of My Computer -&gt; Advanced -&gt; Environmental Variables -&gt; System Variables. <text:s/>The paths listed below are examples. <text:s/>Please use the paths pertaining to the exact versions you downloaded.</text:span></text:p>
      <text:p text:style-name="P5"><text:span text:style-name="T5"/></text:p>
      <text:p text:style-name="P5"><text:span text:style-name="T5">ICONVDIR=c:\SVN\XSupplicant_Project\iconv-1.9.2.win32</text:span></text:p>
      <text:p text:style-name="P5"><text:span text:style-name="T5">LIBTNCDIR=c:\SVN\XSupplicant_Project\libtnc-1.16</text:span></text:p>
      <text:p text:style-name="P5"><text:span text:style-name="T5">LIBXML2DIR=c:\SVN\XSupplicant_Project\libxml2-2.6.30+.win32</text:span></text:p>
      <text:p text:style-name="P5"><text:span text:style-name="T5">OPENSSLDIR=c:\SVN\XSupplicant_Project\openssl-0.9.8d.win32</text:span></text:p>
      <text:p text:style-name="P5"><text:span text:style-name="T5">ZLIBDIR=c:\SVN\XSupplicant_Project\zlib-1.2.3.win32</text:span></text:p>
      <text:p text:style-name="P18"><text:span text:style-name="T5"/></text:p>
      <text:p text:style-name="P18"><text:span text:style-name="T5"/></text:p>
      <text:p text:style-name="P18"><text:span text:style-name="T5"/></text:p>
      <text:p text:style-name="P5"><text:span text:style-name="T5"/></text:p>
      <text:p text:style-name="P6"/>
      <text:p text:style-name="P6"/>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Cumberland AMT" svg:font-family="'Cumberland AMT'" style:font-family-generic="modern" style:font-pitch="fixed"/>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Verdana" svg:font-family="Verdana"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horndale AMT" fo:font-size="12pt" fo:language="en" fo:country="US"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Albany AMT1"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false"/>
    </style:default-page-layout>
  </office:styles>
  <office:automatic-styles>
    <style:page-layout style:name="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layout-grid-square-mode="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XSupplicant 2</dc:title>
    <meta:initial-creator>Bret Jordan</meta:initial-creator>
    <meta:creation-date>2007-10-03T16:29:00</meta:creation-date>
    <dc:date>2008-02-13T22:25:11</dc:date>
    <meta:editing-cycles>10</meta:editing-cycles>
    <meta:editing-duration>PT34M31S</meta:editing-duration>
    <meta:user-defined meta:name="Info 1"/>
    <meta:user-defined meta:name="Info 2"/>
    <meta:user-defined meta:name="Info 3"/>
    <meta:user-defined meta:name="Info 4"/>
    <meta:document-statistic meta:table-count="0" meta:image-count="0" meta:object-count="0" meta:page-count="8" meta:paragraph-count="204" meta:word-count="1872" meta:character-count="11825"/>
  </office:meta>
</office:document-meta>
</file>